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20pt" style:font-size-asian="26pt" style:font-size-complex="26pt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8pt" style:font-size-asian="40pt" style:font-size-complex="40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2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32pt" style:font-size-asian="44pt" style:font-size-complex="44pt"/>
    </style:style>
    <style:style style:name="T1" style:family="text">
      <style:text-properties fo:font-size="20pt" style:font-size-asian="26pt" style:font-size-complex="26pt"/>
    </style:style>
    <style:style style:name="T2" style:family="text">
      <style:text-properties fo:font-size="20pt" fo:font-style="italic" style:font-size-asian="26pt" style:font-style-asian="italic" style:font-size-complex="26pt" style:font-style-complex="italic"/>
    </style:style>
    <style:style style:name="T3" style:family="text">
      <style:text-properties fo:font-size="26pt" style:font-size-asian="36pt" style:font-size-complex="36pt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fo:font-style="italic" style:font-size-asian="40pt" style:font-style-asian="italic" style:font-size-complex="40pt" style:font-style-complex="italic"/>
    </style:style>
    <style:style style:name="T6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9" style:family="text">
      <style:text-properties style:text-position="-33% 58%" fo:font-style="normal" style:font-style-asian="normal" style:font-style-complex="normal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6pt" fo:font-style="italic" style:font-size-asian="36pt" style:font-style-asian="italic" style:font-size-complex="36pt" style:font-style-complex="italic"/>
    </style:style>
    <style:style style:name="T12" style:family="text">
      <style:text-properties style:font-name="Segoe UI Symbol" fo:font-size="26pt" style:font-name-asian="Segoe UI Symbol" style:font-size-asian="36pt" style:font-name-complex="Segoe UI Symbol" style:font-size-complex="36pt"/>
    </style:style>
    <style:style style:name="T13" style:family="text">
      <style:text-properties fo:font-size="22pt" style:font-size-asian="28pt" style:font-size-complex="28pt"/>
    </style:style>
    <style:style style:name="T14" style:family="text">
      <style:text-properties fo:font-size="22pt" fo:font-style="italic" style:font-size-asian="28pt" style:font-style-asian="italic" style:font-size-complex="28pt" style:font-style-complex="italic"/>
    </style:style>
    <style:style style:name="T15" style:family="text">
      <style:text-properties style:text-position="-33% 58%" fo:font-size="22pt" style:font-size-asian="28pt" style:font-size-complex="28pt"/>
    </style:style>
    <style:style style:name="T16" style:family="text">
      <style:text-properties style:font-name="Segoe UI3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17" style:family="text">
      <style:text-properties style:text-position="-33% 58%" style:font-name="Segoe UI2" fo:font-size="24pt" fo:font-style="italic" style:font-name-asian="Segoe UI3" style:font-size-asian="32pt" style:font-style-asian="italic" style:font-name-complex="Segoe UI3" style:font-size-complex="32pt" style:font-style-complex="italic"/>
    </style:style>
    <style:style style:name="T18" style:family="text">
      <style:text-properties fo:font-size="24pt" fo:font-style="italic" style:font-size-asian="32pt" style:font-style-asian="italic" style:font-size-complex="32pt" style:font-style-complex="italic"/>
    </style:style>
    <style:style style:name="T19" style:family="text">
      <style:text-properties style:text-position="-33% 58%" fo:font-size="24pt" style:font-size-asian="32pt" style:font-size-complex="32pt"/>
    </style:style>
    <style:style style:name="T20" style:family="text">
      <style:text-properties style:font-name="Segoe UI3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21" style:family="text">
      <style:text-properties style:font-name="Segoe UI3" fo:font-size="22pt" style:font-name-asian="Segoe UI3" style:font-size-asian="28pt" style:font-name-complex="Segoe UI3" style:font-size-complex="28pt"/>
    </style:style>
    <style:style style:name="T22" style:family="text">
      <style:text-properties style:font-name="Segoe UI2" fo:font-size="22pt" style:font-name-asian="Segoe UI3" style:font-size-asian="28pt" style:font-name-complex="Segoe UI3" style:font-size-complex="28pt"/>
    </style:style>
    <style:style style:name="T23" style:family="text">
      <style:text-properties style:font-name="Segoe UI2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24" style:family="text">
      <style:text-properties style:text-position="-33% 58%" style:font-name="Segoe UI2" fo:font-size="22pt" style:font-name-asian="Segoe UI3" style:font-size-asian="28pt" style:font-name-complex="Segoe UI3" style:font-size-complex="28pt"/>
    </style:style>
    <style:style style:name="T25" style:family="text">
      <style:text-properties style:text-position="33% 58%" style:font-name="Segoe UI2" fo:font-size="22pt" style:font-name-asian="Segoe UI3" style:font-size-asian="28pt" style:font-name-complex="Segoe UI3" style:font-size-complex="28pt"/>
    </style:style>
    <style:style style:name="T26" style:family="text">
      <style:text-properties style:font-name="Segoe UI Symbol" fo:font-size="22pt" style:font-name-asian="Segoe UI Symbol" style:font-size-asian="28pt" style:font-name-complex="Segoe UI Symbol" style:font-size-complex="28pt"/>
    </style:style>
    <style:style style:name="T27" style:family="text">
      <style:text-properties style:text-position="-33% 58%" fo:font-style="italic" style:font-style-asian="italic" style:font-style-complex="italic"/>
    </style:style>
    <style:style style:name="T28" style:family="text">
      <style:text-properties style:font-name="Segoe UI3" fo:font-size="20pt" fo:font-style="italic" style:font-name-asian="Segoe UI3" style:font-size-asian="26pt" style:font-style-asian="italic" style:font-name-complex="Segoe UI3" style:font-size-complex="26pt" style:font-style-complex="italic"/>
    </style:style>
    <style:style style:name="T29" style:family="text">
      <style:text-properties style:text-position="-33% 58%" fo:font-size="20pt" style:font-size-asian="26pt" style:font-size-complex="26pt"/>
    </style:style>
    <style:style style:name="T30" style:family="text">
      <style:text-properties style:text-position="-33% 58%"/>
    </style:style>
    <style:style style:name="T31" style:family="text">
      <style:text-properties style:font-name="Segoe UI3" style:font-name-asian="Segoe UI3" style:font-name-complex="Segoe UI3"/>
    </style:style>
    <style:style style:name="T32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33" style:family="text">
      <style:text-properties style:text-position="-33% 58%" style:font-name="Segoe UI3" fo:font-size="22pt" style:font-name-asian="Segoe UI3" style:font-size-asian="28pt" style:font-name-complex="Segoe UI3" style:font-size-complex="28pt"/>
    </style:style>
    <style:style style:name="T34" style:family="text">
      <style:text-properties style:text-position="-33% 58%" style:font-name="Segoe UI3" fo:font-size="22pt" fo:font-style="italic" style:font-name-asian="Segoe UI3" style:font-size-asian="28pt" style:font-style-asian="italic" style:font-name-complex="Segoe UI3" style:font-size-complex="28pt" style:font-style-complex="italic"/>
    </style:style>
    <style:style style:name="T35" style:family="text">
      <style:text-properties fo:font-size="32pt" style:font-size-asian="44pt" style:font-size-complex="44pt"/>
    </style:style>
    <style:style style:name="T3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text-position="33% 58%"/>
    </style:style>
    <style:style style:name="T39" style:family="text">
      <style:text-properties fo:font-size="32pt" fo:font-style="italic" style:font-size-asian="44pt" style:font-style-asian="italic" style:font-size-complex="44pt" style:font-style-complex="italic"/>
    </style:style>
    <style:style style:name="T4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41" style:family="text">
      <style:text-properties style:text-position="33% 58%" fo:font-size="32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Informationen lassen sich aus Streuprozessen ablei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 text:style-name="P1"><text:span text:style-name="T1">Für den Streuprozeß wird vor dem eigentlichen Streuakt das </text:span><text:span text:style-name="T2">einfallende</text:span><text:span text:style-name="T1"> Teilchen als Wellenpaket beschrieben. Welche Forderungen müssen an die longitudinalen und transversalen Ausdehnungen des Wellenpakets gestell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lässt sich das Streuzentrum durch ein Potential darstell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3">Welche Randbedingungen müssen bezüglich der Position des Detektors, der die gestreuten Teilchen zahlt, erfüll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4">Welche asymptotische Gestalt muss die durch ein Zentralpotential </text:span><text:span text:style-name="T5">V</text:span><text:span text:style-name="T4">(</text:span><text:span text:style-name="T6">r</text:span><text:span text:style-name="T4">) hervorgerufene Streuwell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Streuamplitude <text:span text:style-name="T7">f</text:span> (<text:span text:style-name="T8">ϑ</text:span>)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t <text:span text:style-name="T7">f</text:span> (<text:span text:style-name="T8">ϑ</text:span>) mit der Stromdichte <text:span text:style-name="T7">j</text:span><text:span text:style-name="T9">s</text:span> der Streuwelle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allgemein der Wirkungsquerschnitt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5cm" presentation:class="title" presentation:user-transformed="true">
          <draw:text-box>
            <text:p text:style-name="P2"><text:span text:style-name="T3">Welcher Zusammenhang besteht zwischen dem differentiellen Wirkungsquerschnitt und der Streuamplitud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0">Warum empfiehlt sich fur die Lösungsfunktion des Streuproblems eine Entwicklung nach Kugelflächenfunk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3">Wie manifestiert sich asymptotisch (</text:span><text:span text:style-name="T11">k</text:span><text:span text:style-name="T3"> </text:span><text:span text:style-name="T11">r</text:span><text:span text:style-name="T3"> </text:span><text:span text:style-name="T12">≫</text:span><text:span text:style-name="T3"> 1) der Einfluss des Streupotentials auf die Wellenfunktion des Streuproblem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 text:style-name="P3"><text:span text:style-name="T4">Was bezeichnet man als Streuphase der </text:span><text:span text:style-name="T5">l</text:span><text:span text:style-name="T4">-ten Partialwelle? Von welchen Größen wird sie im wesentlichen besti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optischen Theorem? Wie kann man dieses physikalisch deu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5" draw:layer="layout" svg:width="25.199cm" svg:height="3.506cm" svg:x="1.4cm" svg:y="0.834cm" presentation:class="title" presentation:user-transformed="true">
          <draw:text-box>
            <text:p text:style-name="P5"><text:span text:style-name="T13">Wie lasst sich abschätzen, welche Partialwellen bei der Streuung eines Teilchens der Energie </text:span><text:span text:style-name="T14">E</text:span><text:span text:style-name="T13"> an einem Potential der effektiven Reichweite </text:span><text:span text:style-name="T14">R</text:span><text:span text:style-name="T15">0</text:span><text:span text:style-name="T13"> eine Rolle spie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meint man mit <text:span text:style-name="T7">s</text:span>- oder <text:span text:style-name="T7">p</text:span>-Streu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reine <text:span text:style-name="T7">s</text:span>-Streuung zu erwar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 text:style-name="P4"><text:span text:style-name="T10">Wie hängen bei der Streuung an der harten Kugel die Streuphasen </text:span><text:span text:style-name="T16">δ</text:span><text:span text:style-name="T17">l</text:span><text:span text:style-name="T10"> vom Kugelradius </text:span><text:span text:style-name="T18">R</text:span><text:span text:style-name="T19">0</text:span><text:span text:style-name="T10"> und von der Teilchenenergie </text:span><text:span text:style-name="T18">E</text:span><text:span text:style-name="T10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 text:style-name="P5"><text:span text:style-name="T13">In welchem Verhältnis stehen bei der Streuung an der harten Kugel Wirkungsquerschnitt </text:span><text:span text:style-name="T20">σ</text:span><text:span text:style-name="T13"> und geometrischer Kugelquerschnitt (= </text:span><text:span text:style-name="T21">π</text:span><text:span text:style-name="T22"> </text:span><text:span text:style-name="T23">R</text:span><text:span text:style-name="T24">0</text:span><text:span text:style-name="T25">2</text:span><text:span text:style-name="T13">) im Fall großer de Broglie-Wellenlänge (</text:span><text:span text:style-name="T14">k</text:span><text:span text:style-name="T13"> </text:span><text:span text:style-name="T14">R</text:span><text:span text:style-name="T15">0</text:span><text:span text:style-name="T13"> </text:span><text:span text:style-name="T26">≫</text:span><text:span text:style-name="T13"> 1) der einfallenden Teilch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4" draw:layer="layout" svg:width="25.199cm" svg:height="3.555cm" svg:x="1.4cm" svg:y="0.813cm" presentation:class="title" presentation:user-transformed="true">
          <draw:text-box>
            <text:p text:style-name="P4"><text:span text:style-name="T10">Wie erklärt man sich, dass bei der Streuung an der harten Kugel in der Grenze (</text:span><text:span text:style-name="T18">k</text:span><text:span text:style-name="T10"> </text:span><text:span text:style-name="T18">R</text:span><text:span text:style-name="T19">0</text:span><text:span text:style-name="T10"> ≫ 1) der Wirkungsquerschnitt </text:span><text:span text:style-name="T16">σ</text:span><text:span text:style-name="T10"> gerade doppelt so groß ist wie der geometrische Kugelquerschnitt?</text:span></text:p>
          </draw:text-box>
        </draw:frame>
        <draw:frame presentation:style-name="pr6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3">Wie erklärt man sich die relative Ähnlichkeit der Streuprozesse langsamer Teilchen an allen Potentialen endlicher Reichweit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Potentialstreu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tritt bei der Streuung am Kastenpotential Resonanzstreuung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passiert mit der Streuphase <text:span text:style-name="T8">δ</text:span><text:span text:style-name="T27">l</text:span> in der Resonanz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qualitativ der Partialquerschnitt <text:span text:style-name="T8">σ</text:span><text:span text:style-name="T27">l</text:span> in der Nähe der Resonanz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 text:style-name="P1"><text:span text:style-name="T1">Wie hängen bei kleinen Teilchenenergien die Phase </text:span><text:span text:style-name="T28">δ</text:span><text:span text:style-name="T29">0</text:span><text:span text:style-name="T1"> und der partielle Wirkungsquerschnitt </text:span><text:span text:style-name="T28">σ</text:span><text:span text:style-name="T29">0</text:span><text:span text:style-name="T1"> für </text:span><text:span text:style-name="T2">s</text:span><text:span text:style-name="T1">-Streuung am Potentialtopf mit der Streulänge </text:span><text:span text:style-name="T2">a</text:span><text:span text:style-name="T29">s</text:span><text:span text:style-name="T1"> zusam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über die Streuphase <text:span text:style-name="T8">δ</text:span><text:span text:style-name="T30">0</text:span> für <text:span text:style-name="T7">E</text:span> → 0 und <text:span text:style-name="T7">E</text:span> → <text:span text:style-name="T31">∞</text:span> ausgesag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llkür (Unbestimmtheit) ergibt sich bei der Festlegung von Streupha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 text:style-name="P5"><text:span text:style-name="T13">Die Unbestimmtheit von </text:span><text:span text:style-name="T20">δ</text:span><text:span text:style-name="T15">0</text:span><text:span text:style-name="T13"> sei derart behoben, dass lim</text:span><text:span text:style-name="T32">k</text:span><text:span text:style-name="T15">→0</text:span><text:span text:style-name="T21"> </text:span><text:span text:style-name="T20">δ</text:span><text:span text:style-name="T33">0</text:span><text:span text:style-name="T21">(</text:span><text:span text:style-name="T20">k</text:span><text:span text:style-name="T21">) =    </text:span><text:span text:style-name="T21">π</text:span><text:span text:style-name="T21">, lim</text:span><text:span text:style-name="T34">k</text:span><text:span text:style-name="T33">→∞</text:span><text:span text:style-name="T21"> </text:span><text:span text:style-name="T20">δ</text:span><text:span text:style-name="T33">0</text:span><text:span text:style-name="T21">(</text:span><text:span text:style-name="T20">k</text:span><text:span text:style-name="T21">) = 0 </text:span><text:span text:style-name="T13">gilt.</text:span><text:span text:style-name="T13"><text:line-break/></text:span><text:span text:style-name="T13">Welche physikalische Bedeutung hat die ganze Zahl    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0.77cm" svg:height="1.2cm" svg:x="22.369cm" svg:y="3.183cm">
          <text:p/>
          <draw:object xlink:href="../hat%20n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6" draw:layer="layout" svg:width="0.77cm" svg:height="1.2cm" svg:x="24.523cm" svg:y="0.783cm">
          <text:p/>
          <draw:object xlink:href="../hat%20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qualitativ <text:span text:style-name="T8">σ</text:span><text:span text:style-name="T30">0</text:span> für    = 3 als Funktion von <text:span text:style-name="T7">k</text:span>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0.9cm" svg:height="1.4cm" svg:x="14.269cm" svg:y="1.083cm">
          <text:p/>
          <draw:object xlink:href="../hat%20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5">Welche Voraussetzungen und Annahmen gehen in die Born’sche Näherung für Streuphasen ei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Gültigkeitsbereich besitzt die Born’sche Näherung für Streupha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Differentialgleichung erfüllt die Green’sche Funktion des Streuprobl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truktur besitzt die exakte Integralgleichung für die Streuamplitude <text:span text:style-name="T7">f</text:span> (<text:span text:style-name="T8">ϑ</text:span><text:span text:style-name="T31">, </text:span><text:span text:style-name="T8">φ</text:span><text:span text:style-name="T31">)</text:span>? Wie geht das Wechselwirkungspotential <text:span text:style-name="T7">V</text:span>(<text:span text:style-name="T36">r</text:span>) ei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 muss <text:span text:style-name="T7">V</text:span>(<text:span text:style-name="T37">r</text:span>) erfüllen, damit die Streuamplitude nur vom Winkel <text:span text:style-name="T8">ϑ</text:span> abhän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orn’schen 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7">n</text:span>-te Born’sche Näherung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 text:style-name="P4"><text:span text:style-name="T10">Auf welche Weise ist in erster Born’scher Näherung die Streuamplitude mit der wellenzahlabhängigen Fourier-Transformierten des Wechselwirkungspotentials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füllt die erste Born’sche Näherung das optische Theor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m Gültigkeitsbereich der ersten Born’schen Näherung 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Green’sche Operator <text:span text:style-name="T7">R</text:span><text:span text:style-name="T27">n</text:span><text:span text:style-name="T38">(±)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interpretieren Sie die Lippmann-Schwinger-Gleich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r Beziehung steht die Lippmann-Schwinger-Gleichung zur Born’schen Reih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Green’scher Operator und Green’sche Funktion zusamm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Streu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hat das (<text:span text:style-name="T7">m</text:span>, <text:span text:style-name="T7">n</text:span>)‑Element der Streumatrix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Green’sche Operator <text:span text:style-name="T7">G</text:span><text:span text:style-name="T27">n</text:span><text:span text:style-name="T38">(±)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die Green’schen Operatoren <text:span text:style-name="T7">G</text:span><text:span text:style-name="T27">n</text:span><text:span text:style-name="T38">(±)</text:span> und <text:span text:style-name="T7">R</text:span><text:span text:style-name="T27">n</text:span><text:span text:style-name="T38">(±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35">In welchem Zusammenhang stehen die Streuzustände |</text:span><text:span text:style-name="T39">E</text:span><text:span text:style-name="T40">n</text:span><text:span text:style-name="T41">(±)</text:span><text:span text:style-name="T35">⟩ mit der Streumatrix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die Lippmann-Schwinger-Gleichungen für <text:span text:style-name="T35">|</text:span><text:span text:style-name="T39">E</text:span><text:span text:style-name="T40">n</text:span><text:span text:style-name="T41">(+)</text:span><text:span text:style-name="T35">⟩ und |</text:span><text:span text:style-name="T39">E</text:span><text:span text:style-name="T40">n</text:span><text:span text:style-name="T41">(-)</text:span><text:span text:style-name="T35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adjungierte Operator zu <text:span text:style-name="T7">G</text:span><text:span text:style-name="T27">n</text:span><text:span text:style-name="T38">(+)</text:span> und <text:span text:style-name="T7">R</text:span><text:span text:style-name="T27">n</text:span><text:span text:style-name="T38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ann man als die Grundformel der abstrakten Streutheorie auffas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7">T</text:span>-Matrix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die <text:span text:style-name="T7">T</text:span>-Matrix mit der Streuamplitude zu tu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Segoe UI Symbol" svg:font-family="'Segoe UI Symbol'" style:font-adornments="Regular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1-09T18:08:14.475000000</dc:date>
    <meta:document-statistic meta:object-count="236"/>
  </office:meta>
</office:document-meta>
</file>